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e0351" officeooo:paragraph-rsid="000e0351" style:font-size-asian="15pt" style:font-size-complex="15pt"/>
    </style:style>
    <style:style style:name="P2" style:family="paragraph" style:parent-style-name="Standard">
      <style:paragraph-properties fo:text-align="start" style:justify-single-word="false"/>
      <style:text-properties fo:font-size="12pt" officeooo:rsid="000e0351" officeooo:paragraph-rsid="000e0351" style:font-size-asian="10.5pt" style:font-size-complex="12pt"/>
    </style:style>
    <style:style style:name="P3" style:family="paragraph" style:parent-style-name="Standard" style:list-style-name="L1">
      <style:paragraph-properties fo:text-align="start" style:justify-single-word="false"/>
      <style:text-properties fo:font-size="12pt" officeooo:rsid="000e0351" officeooo:paragraph-rsid="000e0351" style:font-size-asian="10.5pt" style:font-size-complex="12pt"/>
    </style:style>
    <style:style style:name="P4" style:family="paragraph" style:parent-style-name="Standard" style:list-style-name="L1">
      <style:paragraph-properties fo:text-align="start" style:justify-single-word="false"/>
      <style:text-properties fo:font-size="12pt" officeooo:rsid="000e52ba" officeooo:paragraph-rsid="000e52ba" style:font-size-asian="10.5pt" style:font-size-complex="12pt"/>
    </style:style>
    <style:style style:name="P5" style:family="paragraph" style:parent-style-name="Standard" style:list-style-name="L1">
      <style:paragraph-properties fo:text-align="start" style:justify-single-word="false"/>
      <style:text-properties fo:font-size="12pt" officeooo:rsid="0013845c" officeooo:paragraph-rsid="0013845c" style:font-size-asian="10.5pt" style:font-size-complex="12pt"/>
    </style:style>
    <style:style style:name="P6" style:family="paragraph" style:parent-style-name="Standard">
      <style:paragraph-properties fo:text-align="start" style:justify-single-word="false"/>
      <style:text-properties officeooo:paragraph-rsid="0013845c"/>
    </style:style>
    <style:style style:name="P7" style:family="paragraph" style:parent-style-name="Standard">
      <style:paragraph-properties fo:text-align="start" style:justify-single-word="false"/>
      <style:text-properties officeooo:paragraph-rsid="001f6209"/>
    </style:style>
    <style:style style:name="P8" style:family="paragraph" style:parent-style-name="Standard" style:list-style-name="L2">
      <style:paragraph-properties fo:text-align="start" style:justify-single-word="false"/>
      <style:text-properties officeooo:rsid="0013845c" officeooo:paragraph-rsid="0013845c"/>
    </style:style>
    <style:style style:name="P9" style:family="paragraph" style:parent-style-name="Standard">
      <style:paragraph-properties fo:text-align="center" style:justify-single-word="false"/>
      <style:text-properties officeooo:rsid="0013845c" officeooo:paragraph-rsid="0013845c"/>
    </style:style>
    <style:style style:name="P10" style:family="paragraph" style:parent-style-name="Standard">
      <style:paragraph-properties fo:text-align="center" style:justify-single-word="false"/>
      <style:text-properties officeooo:rsid="0013845c" officeooo:paragraph-rsid="001eec9d"/>
    </style:style>
    <style:style style:name="P11" style:family="paragraph" style:parent-style-name="Standard">
      <style:paragraph-properties fo:text-align="start" style:justify-single-word="false"/>
      <style:text-properties officeooo:rsid="0018e59d" officeooo:paragraph-rsid="0018e59d"/>
    </style:style>
    <style:style style:name="P12" style:family="paragraph" style:parent-style-name="Standard">
      <style:paragraph-properties fo:text-align="start" style:justify-single-word="false"/>
      <style:text-properties officeooo:rsid="001eec9d" officeooo:paragraph-rsid="001eec9d"/>
    </style:style>
    <style:style style:name="P13" style:family="paragraph" style:parent-style-name="Standard">
      <style:paragraph-properties fo:text-align="center" style:justify-single-word="false"/>
      <style:text-properties officeooo:paragraph-rsid="001f6209"/>
    </style:style>
    <style:style style:name="P14" style:family="paragraph" style:parent-style-name="Standard">
      <style:paragraph-properties fo:text-align="start" style:justify-single-word="false"/>
      <style:text-properties officeooo:rsid="001f6209" officeooo:paragraph-rsid="001f6209"/>
    </style:style>
    <style:style style:name="P15" style:family="paragraph" style:parent-style-name="Standard">
      <style:paragraph-properties fo:text-align="start" style:justify-single-word="false"/>
      <style:text-properties officeooo:rsid="001f6209" officeooo:paragraph-rsid="00200b46"/>
    </style:style>
    <style:style style:name="P16" style:family="paragraph" style:parent-style-name="Standard" style:list-style-name="L2">
      <style:paragraph-properties fo:text-align="center" style:justify-single-word="false"/>
      <style:text-properties officeooo:rsid="001f6209" officeooo:paragraph-rsid="001f6209"/>
    </style:style>
    <style:style style:name="P17" style:family="paragraph" style:parent-style-name="Standard">
      <style:paragraph-properties fo:text-align="start" style:justify-single-word="false"/>
      <style:text-properties officeooo:rsid="00250b3c" officeooo:paragraph-rsid="00250b3c"/>
    </style:style>
    <style:style style:name="P18" style:family="paragraph" style:parent-style-name="Standard">
      <style:paragraph-properties fo:text-align="start" style:justify-single-word="false"/>
      <style:text-properties officeooo:rsid="0025c7c1" officeooo:paragraph-rsid="0025c7c1"/>
    </style:style>
    <style:style style:name="P19" style:family="paragraph" style:parent-style-name="Standard">
      <style:paragraph-properties fo:text-align="center" style:justify-single-word="false"/>
      <style:text-properties fo:font-size="18pt" officeooo:rsid="002610c5" officeooo:paragraph-rsid="002610c5" style:font-size-asian="18pt" style:font-size-complex="18pt"/>
    </style:style>
    <style:style style:name="T1" style:family="text">
      <style:text-properties style:text-position="super 58%"/>
    </style:style>
    <style:style style:name="T2" style:family="text">
      <style:text-properties style:text-position="super 58%" fo:font-size="12pt" style:font-size-asian="10.5pt" style:font-size-complex="12pt"/>
    </style:style>
    <style:style style:name="T3" style:family="text">
      <style:text-properties style:text-position="super 58%" fo:font-size="12pt" officeooo:rsid="00200b46" style:font-size-asian="10.5pt" style:font-size-complex="12pt"/>
    </style:style>
    <style:style style:name="T4" style:family="text">
      <style:text-properties style:text-position="0% 100%"/>
    </style:style>
    <style:style style:name="T5" style:family="text">
      <style:text-properties style:text-position="0% 100%" officeooo:rsid="000e52ba"/>
    </style:style>
    <style:style style:name="T6" style:family="text">
      <style:text-properties style:text-position="0% 100%" fo:font-size="12pt" style:font-size-asian="10.5pt" style:font-size-complex="12pt"/>
    </style:style>
    <style:style style:name="T7" style:family="text">
      <style:text-properties style:text-position="0% 100%" fo:font-size="12pt" officeooo:rsid="0013845c" style:font-size-asian="10.5pt" style:font-size-complex="12pt"/>
    </style:style>
    <style:style style:name="T8" style:family="text">
      <style:text-properties style:text-position="0% 100%" fo:font-size="12pt" officeooo:rsid="001918cf" style:font-size-asian="10.5pt" style:font-size-complex="12pt"/>
    </style:style>
    <style:style style:name="T9" style:family="text">
      <style:text-properties style:text-position="0% 100%" fo:font-size="12pt" officeooo:rsid="001a55f8" style:font-size-asian="10.5pt" style:font-size-complex="12pt"/>
    </style:style>
    <style:style style:name="T10" style:family="text">
      <style:text-properties style:text-position="0% 100%" fo:font-size="12pt" officeooo:rsid="001f6209" style:font-size-asian="10.5pt" style:font-size-complex="12pt"/>
    </style:style>
    <style:style style:name="T11" style:family="text">
      <style:text-properties style:text-position="0% 100%" fo:font-size="12pt" officeooo:rsid="00200b46" style:font-size-asian="10.5pt" style:font-size-complex="12pt"/>
    </style:style>
    <style:style style:name="T12" style:family="text">
      <style:text-properties style:text-position="0% 100%" fo:font-size="12pt" officeooo:rsid="0023b0b8" style:font-size-asian="10.5pt" style:font-size-complex="12pt"/>
    </style:style>
    <style:style style:name="T13" style:family="text">
      <style:text-properties style:text-position="0% 100%" fo:font-size="12pt" officeooo:rsid="0023c137" style:font-size-asian="10.5pt" style:font-size-complex="12pt"/>
    </style:style>
    <style:style style:name="T14" style:family="text">
      <style:text-properties officeooo:rsid="000e52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liant leg design for ideal airdrop</text:p>
      <text:p text:style-name="P2">To avoid the use of parachutes and other attenation systems we now have to introduce something new to our bots.</text:p>
      <text:p text:style-name="P2">To implement this there are severel tecniques, and some of them are~</text:p>
      <text:list xml:id="list1809939531" text:style-name="L1">
        <text:list-item>
          <text:p text:style-name="P3">Active damping- Here we manually control the the leg of the bot and hence can absorb the shock of drop by bending knees ,etc.</text:p>
          <text:p text:style-name="P3">But it’s as harder to implement than <text:span text:style-name="T14">it’s</text:span> easy to hear.Here the landing time is very less and is of the order 10<text:span text:style-name="T1">-3 </text:span><text:span text:style-name="T4"><text:s/>s and the impact time of landing is a fraction of it.</text:span><text:span text:style-name="T5">So in this small time interval it,s very hard to control the movement of the knee. So there is great chance that the bot might receive a huge shock and it’s chances of breaking is very high.</text:span></text:p>
        </text:list-item>
        <text:list-item>
          <text:p text:style-name="P4"><text:span text:style-name="T4">Passive damping- It involves use of compliant legs in order to reduce the shock during landing.Here compliant actuators connect actuators and limbs with springs, dampers, or strings to allow limbs to move during impact without applying controls.</text:span></text:p>
          <text:p text:style-name="P4"><text:span text:style-name="T4">So this method is quit effective and couls be used practically for air-dropping robots.</text:span></text:p>
        </text:list-item>
        <text:list-item>
          <text:p text:style-name="P4"><text:span text:style-name="T4">By changing it’s body posture- As the heading suggests in this method the shock on robot can be reduced by just by rolling the bot after landing to distribute the impact throughout it’s body;or by changing bot’s center of mass; etc.</text:span></text:p>
          <text:p text:style-name="P5"><text:span text:style-name="T4">This method is also good but has some limitatons at the same time. If air-droping is being done on mountain region where there is an incline the rolling could cause the robot to topple. And hence it could have damage. </text:span></text:p>
        </text:list-item>
      </text:list>
      <text:p text:style-name="P6"><text:span text:style-name="T7">Now proceding with the method of passive damping, there are many ways to implement it~</text:span></text:p>
      <text:list xml:id="list160610332" text:style-name="L2">
        <text:list-item>
          <text:p text:style-name="P8"><text:span text:style-name="T6">One segment(1S)</text:span></text:p>
        </text:list-item>
        <text:list-item>
          <text:p text:style-name="P8"><text:span text:style-name="T6">Two-segment compliant structure (2SCS)</text:span></text:p>
        </text:list-item>
        <text:list-item>
          <text:p text:style-name="P8"><text:span text:style-name="T6">Two-segment compliant joint (2SCJ)</text:span></text:p>
        </text:list-item>
        <text:list-item>
          <text:p text:style-name="P8"><text:span text:style-name="T6">Three-segment(3S)</text:span></text:p>
        </text:list-item>
      </text:list>
      <text:p text:style-name="P9"><text:span text:style-name="T6">One Segment(1S)</text:span></text:p>
      <text:p text:style-name="P11"><text:span text:style-name="T6">It’s like a pogo stick. It does not have a knee and its length is directly affected by a spring, which its length is set by pulling a string that is connected to a pulley. </text:span><text:span text:style-name="T8">But in this model once there is an impact the system becomes unstable and </text:span><text:span text:style-name="T9">system energy could not be stablised.</text:span></text:p>
      <text:p text:style-name="P10"><text:span text:style-name="T9">Two-segment compliant structure (2SCS)</text:span></text:p>
      <text:p text:style-name="P12"><text:span text:style-name="T9">T</text:span><text:span text:style-name="T6">his sytem can also be analysed as the above one. </text:span></text:p>
      <text:p text:style-name="P13"><text:span text:style-name="T7">Two-segment compliant </text:span><text:span text:style-name="T10">joint</text:span><text:span text:style-name="T7"> (2SC</text:span><text:span text:style-name="T10">J)</text:span></text:p>
      <text:p text:style-name="P14"><text:span text:style-name="T6">In this the optimal minimun acceleration is around 110m/s</text:span><text:span text:style-name="T2">2 </text:span><text:span text:style-name="T6">.</text:span></text:p>
      <text:list xml:id="list82910443871647" text:continue-numbering="true" text:style-name="L2">
        <text:list-header>
          <text:p text:style-name="P16"><text:span text:style-name="T6">3 segment(3S)</text:span></text:p>
        </text:list-header>
      </text:list>
      <text:p text:style-name="P15"><text:span text:style-name="T6">This is a better technique as the optimal minium acceleration for this case is </text:span><text:span text:style-name="T11">around 65 m/s</text:span><text:span text:style-name="T3">2</text:span><text:span text:style-name="T11"> which is less than that of <text:s/></text:span><text:span text:style-name="T7">2SC</text:span><text:span text:style-name="T6">J. </text:span><text:span text:style-name="T11">Now if compare the optimal minimun acceleration with 1S or 2SCS model than they seem to be better but in both 1S and <text:s/></text:span><text:span text:style-name="T7">2SC</text:span><text:span text:style-name="T12">S the load on knee servos is very high which is dangerous </text:span><text:span text:style-name="T13">when the bot operated near servo limits in sticky surfaces.</text:span></text:p>
      <text:p text:style-name="P15"><text:span text:style-name="T13"/></text:p>
      <text:p text:style-name="P15"><text:span text:style-name="T13"/></text:p>
      <text:p text:style-name="P17"><text:span text:style-name="T13">I</text:span><text:span text:style-name="T6">f we are using the 3S model of compliant legs than to manufacture the parts 3D-printed polylactic</text:span></text:p>
      <text:p text:style-name="P17"><text:span text:style-name="T6">acid (PLA) parts, as it is relatively straightforward to construct a 3S configuration with 3D printed plastic parts and it is also cost efficient.</text:span></text:p>
      <text:p text:style-name="P17"><text:span text:style-name="T6"><text:s/></text:span></text:p>
      <text:p text:style-name="P18"><text:span text:style-name="T6">So the best way for air dropping is use of passive damping which could also change its body posture </text:span></text:p>
      <text:p text:style-name="P18"><text:span text:style-name="T6">and hence reduce the impact to very less.</text:span></text:p>
      <text:p text:style-name="P19"><text:span text:style-name="T4"/></text:p>
      <text:p text:style-name="P19"><text:span text:style-name="T4"/></text:p>
      <text:p text:style-name="P19"><text:span text:style-name="T4">Thanks</text:span></text:p>
      <text:p text:style-name="P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07:04:45.871919730</meta:creation-date>
    <dc:date>2019-05-22T08:29:08.764835838</dc:date>
    <meta:editing-duration>PT29M52S</meta:editing-duration>
    <meta:editing-cycles>12</meta:editing-cycles>
    <meta:generator>LibreOffice/6.0.7.3$Linux_X86_64 LibreOffice_project/00m0$Build-3</meta:generator>
    <meta:document-statistic meta:table-count="0" meta:image-count="0" meta:object-count="0" meta:page-count="1" meta:paragraph-count="28" meta:word-count="527" meta:character-count="2935" meta:non-whitespace-character-count="2439"/>
  </office:meta>
</office:document-meta>
</file>